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officeooo:rsid="0005e9c0" officeooo:paragraph-rsid="0005e9c0"/>
    </style:style>
    <style:style style:name="P2" style:family="paragraph" style:parent-style-name="Standard">
      <style:paragraph-properties fo:text-align="center" style:justify-single-word="false"/>
      <style:text-properties officeooo:paragraph-rsid="00089245"/>
    </style:style>
    <style:style style:name="P3" style:family="paragraph" style:parent-style-name="Standard">
      <style:paragraph-properties fo:text-align="start" style:justify-single-word="false"/>
      <style:text-properties officeooo:rsid="000cb94f" officeooo:paragraph-rsid="000cb94f"/>
    </style:style>
    <style:style style:name="P4" style:family="paragraph" style:parent-style-name="Standard">
      <style:paragraph-properties fo:text-align="start" style:justify-single-word="false"/>
      <style:text-properties officeooo:rsid="000cee49" officeooo:paragraph-rsid="000cee49"/>
    </style:style>
    <style:style style:name="P5" style:family="paragraph" style:parent-style-name="Standard">
      <style:paragraph-properties fo:text-align="start" style:justify-single-word="false"/>
      <style:text-properties officeooo:rsid="000dad75" officeooo:paragraph-rsid="00161649"/>
    </style:style>
    <style:style style:name="P6" style:family="paragraph" style:parent-style-name="Standard">
      <style:paragraph-properties fo:text-align="start" style:justify-single-word="false"/>
      <style:text-properties officeooo:rsid="000dad75" officeooo:paragraph-rsid="001cdd29"/>
    </style:style>
    <style:style style:name="P7" style:family="paragraph" style:parent-style-name="Standard">
      <style:paragraph-properties fo:text-align="start" style:justify-single-word="false"/>
      <style:text-properties officeooo:rsid="0012441d" officeooo:paragraph-rsid="0012441d"/>
    </style:style>
    <style:style style:name="P8" style:family="paragraph" style:parent-style-name="Standard">
      <style:paragraph-properties fo:text-align="start" style:justify-single-word="false"/>
      <style:text-properties officeooo:rsid="0019a2f4" officeooo:paragraph-rsid="0019a2f4"/>
    </style:style>
    <style:style style:name="P9" style:family="paragraph" style:parent-style-name="Standard">
      <style:paragraph-properties fo:text-align="start" style:justify-single-word="false"/>
      <style:text-properties officeooo:rsid="0025e104" officeooo:paragraph-rsid="0025e104"/>
    </style:style>
    <style:style style:name="P10" style:family="paragraph" style:parent-style-name="Standard">
      <style:paragraph-properties fo:text-align="start" style:justify-single-word="false"/>
      <style:text-properties officeooo:rsid="0028243f" officeooo:paragraph-rsid="0028243f"/>
    </style:style>
    <style:style style:name="P11" style:family="paragraph" style:parent-style-name="Standard">
      <style:paragraph-properties fo:text-align="start" style:justify-single-word="false"/>
      <style:text-properties style:font-name="Times New Roman1" officeooo:rsid="0010e58b" officeooo:paragraph-rsid="00161649"/>
    </style:style>
    <style:style style:name="P12" style:family="paragraph" style:parent-style-name="Standard">
      <style:paragraph-properties fo:text-align="start" style:justify-single-word="false"/>
      <style:text-properties officeooo:rsid="000cb94f" officeooo:paragraph-rsid="000c2e99"/>
    </style:style>
    <style:style style:name="P13" style:family="paragraph" style:parent-style-name="Standard">
      <style:paragraph-properties fo:text-align="start" style:justify-single-word="false"/>
      <style:text-properties officeooo:rsid="000c2e99" officeooo:paragraph-rsid="004837c9"/>
    </style:style>
    <style:style style:name="P14" style:family="paragraph" style:parent-style-name="Standard">
      <style:paragraph-properties fo:text-align="center" style:justify-single-word="false"/>
      <style:text-properties officeooo:paragraph-rsid="00089245"/>
    </style:style>
    <style:style style:name="P15" style:family="paragraph" style:parent-style-name="Standard">
      <style:paragraph-properties fo:text-align="start" style:justify-single-word="false"/>
      <style:text-properties officeooo:rsid="0028243f" officeooo:paragraph-rsid="0028243f"/>
    </style:style>
    <style:style style:name="T1" style:family="text">
      <style:text-properties officeooo:rsid="00089245"/>
    </style:style>
    <style:style style:name="T2" style:family="text">
      <style:text-properties officeooo:rsid="000ae556"/>
    </style:style>
    <style:style style:name="T3" style:family="text">
      <style:text-properties officeooo:rsid="000da71e"/>
    </style:style>
    <style:style style:name="T4" style:family="text">
      <style:text-properties officeooo:rsid="000f23df"/>
    </style:style>
    <style:style style:name="T5" style:family="text">
      <style:text-properties style:font-name="Times New Roman1"/>
    </style:style>
    <style:style style:name="T6" style:family="text">
      <style:text-properties style:font-name="Times New Roman1" officeooo:rsid="000f23df"/>
    </style:style>
    <style:style style:name="T7" style:family="text">
      <style:text-properties style:font-name="Times New Roman1" officeooo:rsid="00101be9"/>
    </style:style>
    <style:style style:name="T8" style:family="text">
      <style:text-properties style:font-name="Times New Roman1" officeooo:rsid="0010e58b"/>
    </style:style>
    <style:style style:name="T9" style:family="text">
      <style:text-properties style:font-name="Times New Roman1" officeooo:rsid="0013253e"/>
    </style:style>
    <style:style style:name="T10" style:family="text">
      <style:text-properties style:font-name="Times New Roman1" officeooo:rsid="0013c059"/>
    </style:style>
    <style:style style:name="T11" style:family="text">
      <style:text-properties style:font-name="Times New Roman1" officeooo:rsid="00161649"/>
    </style:style>
    <style:style style:name="T12" style:family="text">
      <style:text-properties style:font-name="Times New Roman1" officeooo:rsid="001acdc2"/>
    </style:style>
    <style:style style:name="T13" style:family="text">
      <style:text-properties style:font-name="Times New Roman1" officeooo:rsid="001cdd29"/>
    </style:style>
    <style:style style:name="T14" style:family="text">
      <style:text-properties style:font-name="Times New Roman1" officeooo:rsid="001ff1c9"/>
    </style:style>
    <style:style style:name="T15" style:family="text">
      <style:text-properties style:font-name="Times New Roman1" officeooo:rsid="0020ab3a"/>
    </style:style>
    <style:style style:name="T16" style:family="text">
      <style:text-properties style:font-name="Times New Roman1" officeooo:rsid="002161ea"/>
    </style:style>
    <style:style style:name="T17" style:family="text">
      <style:text-properties style:font-name="Times New Roman1" officeooo:rsid="002329dd"/>
    </style:style>
    <style:style style:name="T18" style:family="text">
      <style:text-properties style:font-name="Times New Roman1" officeooo:rsid="002435f6"/>
    </style:style>
    <style:style style:name="T19" style:family="text">
      <style:text-properties style:font-name="Times New Roman1" officeooo:rsid="002651e3"/>
    </style:style>
    <style:style style:name="T20" style:family="text">
      <style:text-properties style:font-name="Times New Roman1" officeooo:rsid="0026a1d3"/>
    </style:style>
    <style:style style:name="T21" style:family="text">
      <style:text-properties style:font-name="Times New Roman1" officeooo:rsid="002b32b2"/>
    </style:style>
    <style:style style:name="T22" style:family="text">
      <style:text-properties style:font-name="Times New Roman1" officeooo:rsid="002d3a3a"/>
    </style:style>
    <style:style style:name="T23" style:family="text">
      <style:text-properties style:font-name="Times New Roman1" officeooo:rsid="0035b397"/>
    </style:style>
    <style:style style:name="T24" style:family="text">
      <style:text-properties style:font-name="Times New Roman1" officeooo:rsid="0035c37f"/>
    </style:style>
    <style:style style:name="T25" style:family="text">
      <style:text-properties style:font-name="Times New Roman1" officeooo:rsid="00371875"/>
    </style:style>
    <style:style style:name="T26" style:family="text">
      <style:text-properties style:font-name="Times New Roman1" officeooo:rsid="0038a56d"/>
    </style:style>
    <style:style style:name="T27" style:family="text">
      <style:text-properties style:font-name="Times New Roman1" officeooo:rsid="003a5116"/>
    </style:style>
    <style:style style:name="T28" style:family="text">
      <style:text-properties style:font-name="Times New Roman1" officeooo:rsid="003be57a"/>
    </style:style>
    <style:style style:name="T29" style:family="text">
      <style:text-properties style:font-name="Times New Roman1" officeooo:rsid="0047238b"/>
    </style:style>
    <style:style style:name="T30" style:family="text">
      <style:text-properties officeooo:rsid="00279a39"/>
    </style:style>
    <style:style style:name="T31" style:family="text">
      <style:text-properties officeooo:rsid="002f2297"/>
    </style:style>
    <style:style style:name="T32" style:family="text">
      <style:text-properties officeooo:rsid="00312a1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vel A. Bolokhov</text:p>
      <text:p text:style-name="P2">202-2230 Cadboro Bay Rd., Victoria BC, <text:span text:style-name="T1">V8R 5G9</text:span></text:p>
      <text:p text:style-name="P2"><text:span text:style-name="T1">phone: 250 580-8759 | email: </text:span><text:a xlink:type="simple" xlink:href="mailto:pasha.bolokhov@gmail.com"><text:span text:style-name="T1">pasha.bolokhov@gmail.com</text:span></text:a></text:p>
      <text:p text:style-name="P2"/>
      <text:p text:style-name="P2"/>
      <text:p text:style-name="P13">To whom it may concern<text:tab/><text:tab/><text:tab/><text:tab/><text:tab/><text:tab/><text:tab/><text:tab/> <text:s text:c="5"/><text:span text:style-name="T2">January 27, 2015</text:span></text:p>
      <text:p text:style-name="P12"/>
      <text:p text:style-name="P3">Dear recruitment commitee</text:p>
      <text:p text:style-name="P3"/>
      <text:p text:style-name="P4">I am applying for the software/server engineer position at Wimp.com, which I found advertised on the internet. <text:span text:style-name="T3">I think that I am capable of bringing live and energetic contribution to your company. </text:span></text:p>
      <text:p text:style-name="P4"/>
      <text:p text:style-name="P5">I am a student in the Computer Systems Technology program at Camosun College. <text:span text:style-name="T4">My software-related skills include a wide range of programming languages and web technologies </text:span><text:span text:style-name="T6">— </text:span><text:span text:style-name="T7">please address to my resume for the details.</text:span><text:span text:style-name="T11"> </text:span><text:span text:style-name="T8">My work experience includes a 1,5 year term as a developer at a software company in Russia. </text:span></text:p>
      <text:p text:style-name="P5"/>
      <text:p text:style-name="P8"><text:span text:style-name="T5">The </text:span><text:span text:style-name="T8">C</text:span><text:span text:style-name="T5">omputer Systems Technology program at Camosun </text:span><text:span text:style-name="T12">includes a Linux administration course, with the emphasis on CentOS Linux. This includes </text:span><text:span text:style-name="T21">set</text:span><text:span text:style-name="T12">up of a web server, mail server, name server, </text:span><text:span text:style-name="T29">MySQL server, </text:span><text:span text:style-name="T12">ensuring security and performing other administrative tasks. Speaking more broadly, most of the courses in the CST program are based off or involve CentOS Linux servers. </text:span><text:span text:style-name="T24">My overall experience </text:span><text:span text:style-name="T27">with Linux in particular </text:span><text:span text:style-name="T24">includes such flavours as RedHat, </text:span><text:span text:style-name="T25">Fedora, Scientific Linux, </text:span><text:span text:style-name="T26">Gentoo and, of course, Ubuntu. </text:span><text:span text:style-name="T28">Other implementations of Unix that I have experience working with are listed in my resume. </text:span></text:p>
      <text:p text:style-name="P11"/>
      <text:p text:style-name="P7"><text:span text:style-name="T8">M</text:span><text:span text:style-name="T5">y educational background is in the area of theoretical physics. My scientific publications, reports at conferences and seminars </text:span><text:span text:style-name="T9">as well as teaching experience support my </text:span><text:span text:style-name="T10">research, </text:span><text:span text:style-name="T9">communicational and collaborative skills. </text:span><text:span text:style-name="T22">More details about my higher education, as well as academic references are available upon request.</text:span></text:p>
      <text:p text:style-name="P7"/>
      <text:p text:style-name="P6"><text:span text:style-name="T11">In the free time I try to contribute to open source software </text:span><text:span text:style-name="T6">—</text:span><text:span text:style-name="T11"> </text:span><text:span text:style-name="T13">I </text:span><text:span text:style-name="T11">have made a working contribution to Git, </text:span><text:span text:style-name="T14">and </text:span><text:span text:style-name="T19">have recently </text:span><text:span text:style-name="T14">submitted a patch to Bash development team. </text:span><text:span text:style-name="T15">I strongly believe in OSS, not only as a source of </text:span><text:span text:style-name="T20">reliable </text:span><text:span text:style-name="T23">and secure </text:span><text:span text:style-name="T20">software</text:span><text:span text:style-name="T15">, but mainly as a </text:span><text:span text:style-name="T16">source of knowledge and experience obtained via collaboration with highly </text:span><text:span text:style-name="T17">proficient </text:span><text:span text:style-name="T18">development members throughout all the world.</text:span></text:p>
      <text:p text:style-name="P6"/>
      <text:p text:style-name="P9">I <text:span text:style-name="T30">very strongly feel towards free operating systems and web technologies. I am confident that my passion towards, experience of work and administration of Linux operating system will make me a very rewarding candidate for your position. I never stop learning and always welcome new technologies and frameworks. As your company is based and concentrates on working with frontier internet technologies, I am eager to offer my qualifications to become part of your team. Thank you for taking time to consider my application. Please feel free to get in touch with me by phone or email. I look forward to hearing from you soon, </text:span></text:p>
      <text:p text:style-name="P10"/>
      <text:p text:style-name="P10"><text:span text:style-name="T32">W</text:span>ith best regards</text:p>
      <text:p text:style-name="P10"/>
      <text:p text:style-name="P10">Pavel A. Bolokho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9M48S</meta:editing-duration>
    <meta:editing-cycles>74</meta:editing-cycles>
    <meta:generator>LibreOffice/4.2.6.3$Windows_x86 LibreOffice_project/3fd416d4c6db7d3204c17ce57a1d70f6e531ee21</meta:generator>
    <dc:date>2015-01-29T01:37:32.842000000</dc:date>
    <meta:document-statistic meta:table-count="0" meta:image-count="0" meta:object-count="0" meta:page-count="1" meta:paragraph-count="13" meta:word-count="424" meta:character-count="2677" meta:non-whitespace-character-count="2247"/>
    <meta:user-defined meta:name="Info 1"/>
    <meta:user-defined meta:name="Info 2"/>
    <meta:user-defined meta:name="Info 3"/>
    <meta:user-defined meta:name="Info 4"/>
  </office:meta>
</office:document-meta>
</file>